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WenQuanYi Zen Hei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45cm"/>
    </style:style>
    <style:style style:name="P1" style:family="paragraph">
      <style:text-properties style:font-size-asian="12.6999998092651pt"/>
    </style:style>
    <style:style style:name="P2" style:family="paragraph">
      <loext:graphic-properties draw:fill="none" draw:fill-color="#ffffff"/>
      <style:text-properties style:font-name="WenQuanYi Zen Hei" fo:font-size="24pt" style:font-name-asian="WenQuanYi Zen Hei" style:font-size-asian="12.6999998092651pt" style:font-size-complex="24pt"/>
    </style:style>
    <style:style style:name="T1" style:family="text">
      <style:text-properties style:font-name="WenQuanYi Zen Hei" fo:font-size="32pt" fo:font-style="normal" fo:font-weight="bold" style:font-name-asian="WenQuanYi Zen Hei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操作手冊" draw:style-name="dp1" draw:master-page-name="Default">
        <draw:frame draw:style-name="gr1" draw:text-style-name="P2" draw:layer="controls" svg:width="24.609cm" svg:height="13.195cm" svg:x="1.673cm" svg:y="1.268cm">
          <draw:text-box draw:corner-radius="2.84cm">
            <text:p text:style-name="P1"><text:span text:style-name="T1">操作手冊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WenQuanYi Zen Hei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11:28.336397047</meta:creation-date>
    <dc:date>2017-06-07T15:28:35.647336036</dc:date>
    <meta:editing-duration>PT2H14M47S</meta:editing-duration>
    <meta:editing-cycles>10</meta:editing-cycles>
    <meta:generator>LibreOffice/5.2.7.2$Linux_X86_64 LibreOffice_project/20m0$Build-2</meta:generator>
    <meta:document-statistic meta:object-count="1"/>
  </office:meta>
</office:document-meta>
</file>